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1000001688B701605F37D8C1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12cm" svg:stroke-color="#ff420e" draw:marker-start-width="0.518cm" draw:marker-end-width="0.518cm" draw:fill="none" draw:textarea-horizontal-align="justify" draw:textarea-vertical-align="middle" draw:auto-grow-height="false" fo:min-height="0.297cm" fo:min-width="0.066cm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106cm" svg:stroke-color="#ff420e" draw:marker-start-width="0.359cm" draw:marker-end="Rounded_20_short_20_Arrow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549cm" svg:x="1.001cm" svg:y="8.786cm">
          <draw:image xlink:href="Pictures/1000000000000221000001688B701605F37D8C1B.png" xlink:type="simple" xlink:show="embed" xlink:actuate="onLoad" draw:mime-type="image/png">
            <text:p/>
          </draw:image>
        </draw:frame>
        <draw:custom-shape draw:style-name="gr2" draw:text-style-name="P1" xml:id="id1" draw:id="id1" draw:layer="layout" svg:width="1.098cm" svg:height="1.073cm" svg:x="1.701cm" svg:y="11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098cm" svg:height="1.073cm" svg:x="15.801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799cm" svg:y1="11.564cm" svg:x2="15.801cm" svg:y2="11.537cm" draw:start-shape="id1" draw:start-glue-point="10" draw:end-shape="id2" draw:end-glue-point="6" svg:d="M2799 11564l13002-27" svg:viewBox="0 0 13003 28">
          <text:p/>
        </draw:connector>
        <draw:custom-shape draw:style-name="gr2" draw:text-style-name="P1" draw:layer="layout" svg:width="1.098cm" svg:height="1.073cm" svg:x="16.80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11T00:09:36.344911126</meta:creation-date>
    <dc:date>2022-11-27T19:27:17.955000000</dc:date>
    <meta:editing-duration>PT4M18S</meta:editing-duration>
    <meta:editing-cycles>2</meta:editing-cycles>
    <meta:generator>LibreOffice/7.1.3.2$Windows_X86_64 LibreOffice_project/47f78053abe362b9384784d31a6e56f8511eb1c1</meta:generator>
    <meta:document-statistic meta:object-count="5"/>
  </office:meta>
</office:document-meta>
</file>